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Hoja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IEMPO SIN SOLUCION</text:p>
          </table:table-cell>
          <table:table-cell table:number-columns-repeated="3"/>
          <table:table-cell office:value-type="string" calcext:value-type="string">
            <text:p>TIEMPO CAMINO SIMPLE</text:p>
          </table:table-cell>
          <table:table-cell table:number-columns-repeated="3"/>
          <table:table-cell office:value-type="string" calcext:value-type="string">
            <text:p>TIEMPO PEOR CASO</text:p>
          </table:table-cell>
          <table:table-cell table:number-columns-repeated="3"/>
          <table:table-cell office:value-type="string" calcext:value-type="string">
            <text:p>TIEMPO CASO RAND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372" calcext:value-type="float">
            <text:p>63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842" calcext:value-type="float">
            <text:p>78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842" calcext:value-type="float">
            <text:p>78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333" calcext:value-type="float">
            <text:p>8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333" calcext:value-type="float">
            <text:p>8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292" calcext:value-type="float">
            <text:p>1029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391" calcext:value-type="float">
            <text:p>539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823" calcext:value-type="float">
            <text:p>88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802" calcext:value-type="float">
            <text:p>98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234" calcext:value-type="float">
            <text:p>1323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763" calcext:value-type="float">
            <text:p>117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664" calcext:value-type="float">
            <text:p>166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842" calcext:value-type="float">
            <text:p>784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744" calcext:value-type="float">
            <text:p>1274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234" calcext:value-type="float">
            <text:p>1323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0585" calcext:value-type="float">
            <text:p>2058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313" calcext:value-type="float">
            <text:p>931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214" calcext:value-type="float">
            <text:p>142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684" calcext:value-type="float">
            <text:p>1568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0586" calcext:value-type="float">
            <text:p>2058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253" calcext:value-type="float">
            <text:p>1225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605" calcext:value-type="float">
            <text:p>196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9605" calcext:value-type="float">
            <text:p>196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6957" calcext:value-type="float">
            <text:p>269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743" calcext:value-type="float">
            <text:p>1274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4997" calcext:value-type="float">
            <text:p>2499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0096" calcext:value-type="float">
            <text:p>2009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2839" calcext:value-type="float">
            <text:p>3283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194" calcext:value-type="float">
            <text:p>1519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8428" calcext:value-type="float">
            <text:p>2842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586" calcext:value-type="float">
            <text:p>2058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484" calcext:value-type="float">
            <text:p>5048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7155" calcext:value-type="float">
            <text:p>1715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3819" calcext:value-type="float">
            <text:p>3381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1565" calcext:value-type="float">
            <text:p>2156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7346" calcext:value-type="float">
            <text:p>5734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2546" calcext:value-type="float">
            <text:p>2254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6563" calcext:value-type="float">
            <text:p>4656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3036" calcext:value-type="float">
            <text:p>2303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5678" calcext:value-type="float">
            <text:p>6567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3036" calcext:value-type="float">
            <text:p>2303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9013" calcext:value-type="float">
            <text:p>490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4506" calcext:value-type="float">
            <text:p>2450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3520" calcext:value-type="float">
            <text:p>7352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5487" calcext:value-type="float">
            <text:p>2548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3424" calcext:value-type="float">
            <text:p>5342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6957" calcext:value-type="float">
            <text:p>2695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2833" calcext:value-type="float">
            <text:p>8283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8428" calcext:value-type="float">
            <text:p>2842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1757" calcext:value-type="float">
            <text:p>6175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8918" calcext:value-type="float">
            <text:p>2891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5773" calcext:value-type="float">
            <text:p>8577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1858" calcext:value-type="float">
            <text:p>3185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9599" calcext:value-type="float">
            <text:p>6959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9898" calcext:value-type="float">
            <text:p>2989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2145" calcext:value-type="float">
            <text:p>921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7250" calcext:value-type="float">
            <text:p>3725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8421" calcext:value-type="float">
            <text:p>7842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819" calcext:value-type="float">
            <text:p>3381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2438" calcext:value-type="float">
            <text:p>10243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3622" calcext:value-type="float">
            <text:p>4362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7734" calcext:value-type="float">
            <text:p>8773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89" calcext:value-type="float">
            <text:p>3528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0865" calcext:value-type="float">
            <text:p>13086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4112" calcext:value-type="float">
            <text:p>4411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8027" calcext:value-type="float">
            <text:p>980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8230" calcext:value-type="float">
            <text:p>3823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4590" calcext:value-type="float">
            <text:p>14459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478" calcext:value-type="float">
            <text:p>10047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9701" calcext:value-type="float">
            <text:p>3970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9001" calcext:value-type="float">
            <text:p>14900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7346" calcext:value-type="float">
            <text:p>5734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7339" calcext:value-type="float">
            <text:p>10733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1171" calcext:value-type="float">
            <text:p>4117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9001" calcext:value-type="float">
            <text:p>14900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0287" calcext:value-type="float">
            <text:p>6028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08320" calcext:value-type="float">
            <text:p>10832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5093" calcext:value-type="float">
            <text:p>4509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7823" calcext:value-type="float">
            <text:p>15782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61267" calcext:value-type="float">
            <text:p>6126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52921" calcext:value-type="float">
            <text:p>15292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9503" calcext:value-type="float">
            <text:p>4950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76448" calcext:value-type="float">
            <text:p>17644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1559" calcext:value-type="float">
            <text:p>7155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56352" calcext:value-type="float">
            <text:p>15635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2444" calcext:value-type="float">
            <text:p>5244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80859" calcext:value-type="float">
            <text:p>18085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5481" calcext:value-type="float">
            <text:p>7548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7823" calcext:value-type="float">
            <text:p>15782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4405" calcext:value-type="float">
            <text:p>5440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5271" calcext:value-type="float">
            <text:p>18527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82833" calcext:value-type="float">
            <text:p>8283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5665" calcext:value-type="float">
            <text:p>16566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5875" calcext:value-type="float">
            <text:p>5587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7231" calcext:value-type="float">
            <text:p>18723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84793" calcext:value-type="float">
            <text:p>8479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73997" calcext:value-type="float">
            <text:p>17399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5875" calcext:value-type="float">
            <text:p>5587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90172" calcext:value-type="float">
            <text:p>19017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00478" calcext:value-type="float">
            <text:p>10047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74487" calcext:value-type="float">
            <text:p>17448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6855" calcext:value-type="float">
            <text:p>5685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4386" calcext:value-type="float">
            <text:p>20438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378" calcext:value-type="float">
            <text:p>10537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77428" calcext:value-type="float">
            <text:p>17742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6855" calcext:value-type="float">
            <text:p>5685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13698" calcext:value-type="float">
            <text:p>21369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13711" calcext:value-type="float">
            <text:p>11371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3310" calcext:value-type="float">
            <text:p>18331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7836" calcext:value-type="float">
            <text:p>5783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23991" calcext:value-type="float">
            <text:p>22399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7530" calcext:value-type="float">
            <text:p>14753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0661" calcext:value-type="float">
            <text:p>19066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9306" calcext:value-type="float">
            <text:p>5930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34773" calcext:value-type="float">
            <text:p>23477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59783" calcext:value-type="float">
            <text:p>15978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2623" calcext:value-type="float">
            <text:p>19262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1267" calcext:value-type="float">
            <text:p>6126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37224" calcext:value-type="float">
            <text:p>23722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60763" calcext:value-type="float">
            <text:p>16076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4583" calcext:value-type="float">
            <text:p>19458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62247" calcext:value-type="float">
            <text:p>6224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51438" calcext:value-type="float">
            <text:p>25143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79389" calcext:value-type="float">
            <text:p>17938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3895" calcext:value-type="float">
            <text:p>20389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65678" calcext:value-type="float">
            <text:p>6567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52418" calcext:value-type="float">
            <text:p>25241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82820" calcext:value-type="float">
            <text:p>18282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11737" calcext:value-type="float">
            <text:p>21173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7639" calcext:value-type="float">
            <text:p>676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55850" calcext:value-type="float">
            <text:p>25585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4583" calcext:value-type="float">
            <text:p>19458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22031" calcext:value-type="float">
            <text:p>22203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71069" calcext:value-type="float">
            <text:p>7106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66632" calcext:value-type="float">
            <text:p>26663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5563" calcext:value-type="float">
            <text:p>19556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32323" calcext:value-type="float">
            <text:p>23232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71069" calcext:value-type="float">
            <text:p>7106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69573" calcext:value-type="float">
            <text:p>26957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03405" calcext:value-type="float">
            <text:p>20340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43106" calcext:value-type="float">
            <text:p>24310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73520" calcext:value-type="float">
            <text:p>7352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75455" calcext:value-type="float">
            <text:p>27545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13208" calcext:value-type="float">
            <text:p>21320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54869" calcext:value-type="float">
            <text:p>25486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76461" calcext:value-type="float">
            <text:p>7646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80846" calcext:value-type="float">
            <text:p>28084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20559" calcext:value-type="float">
            <text:p>22055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55359" calcext:value-type="float">
            <text:p>2553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79402" calcext:value-type="float">
            <text:p>7940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83787" calcext:value-type="float">
            <text:p>28378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26931" calcext:value-type="float">
            <text:p>22693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62221" calcext:value-type="float">
            <text:p>26222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81852" calcext:value-type="float">
            <text:p>8185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94079" calcext:value-type="float">
            <text:p>29407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28402" calcext:value-type="float">
            <text:p>22840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66142" calcext:value-type="float">
            <text:p>26614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85284" calcext:value-type="float">
            <text:p>8528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00941" calcext:value-type="float">
            <text:p>30094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47517" calcext:value-type="float">
            <text:p>24751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77906" calcext:value-type="float">
            <text:p>27790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88224" calcext:value-type="float">
            <text:p>8822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01922" calcext:value-type="float">
            <text:p>30192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49478" calcext:value-type="float">
            <text:p>249478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313195" calcext:value-type="float">
            <text:p>31319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90184" calcext:value-type="float">
            <text:p>9018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19077" calcext:value-type="float">
            <text:p>319077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63692" calcext:value-type="float">
            <text:p>26369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25938" calcext:value-type="float">
            <text:p>32593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91164" calcext:value-type="float">
            <text:p>9116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42603" calcext:value-type="float">
            <text:p>34260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74475" calcext:value-type="float">
            <text:p>27447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49465" calcext:value-type="float">
            <text:p>34946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94596" calcext:value-type="float">
            <text:p>9459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44074" calcext:value-type="float">
            <text:p>34407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296531" calcext:value-type="float">
            <text:p>29653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355836" calcext:value-type="float">
            <text:p>35583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97536" calcext:value-type="float">
            <text:p>9753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75442" calcext:value-type="float">
            <text:p>37544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24468" calcext:value-type="float">
            <text:p>32446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65149" calcext:value-type="float">
            <text:p>36514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00478" calcext:value-type="float">
            <text:p>10047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77893" calcext:value-type="float">
            <text:p>37789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25448" calcext:value-type="float">
            <text:p>325448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85150" calcext:value-type="float">
            <text:p>3851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87231" calcext:value-type="float">
            <text:p>18723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49452" calcext:value-type="float">
            <text:p>44945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36231" calcext:value-type="float">
            <text:p>336231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MEJOR CAS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IEMPO SIN EJES</text:p>
          </table:table-cell>
          <table:table-cell table:number-columns-repeated="3"/>
          <table:table-cell office:value-type="string" calcext:value-type="string">
            <text:p>COMPLEJIDA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58]-72" office:value-type="float" office:value="2498" calcext:value-type="float">
            <text:p>2498</text:p>
          </table:table-cell>
          <table:table-cell/>
          <table:table-cell table:formula="of:=[.E58]-118" office:value-type="float" office:value="2298" calcext:value-type="float">
            <text:p>2298</text:p>
          </table:table-cell>
          <table:table-cell office:value-type="float" office:value="2" calcext:value-type="float">
            <text:p>2</text:p>
          </table:table-cell>
          <table:table-cell office:value-type="float" office:value="7844" calcext:value-type="float">
            <text:p>7844</text:p>
          </table:table-cell>
          <table:table-cell table:number-columns-repeated="3"/>
          <table:table-cell table:formula="of:=[.C57]/[.G57]" office:value-type="float" office:value="0.318459969403366" calcext:value-type="float">
            <text:p>0,3184599694</text:p>
          </table:table-cell>
          <table:table-cell/>
          <table:table-cell office:value-type="float" office:value="7842" calcext:value-type="float">
            <text:p>7842</text:p>
          </table:table-cell>
          <table:table-cell table:formula="of:=[.M57]/[.G57]" office:value-type="float" office:value="0.999745028046915" calcext:value-type="float">
            <text:p>0,99974502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59]-72" office:value-type="float" office:value="2570" calcext:value-type="float">
            <text:p>2570</text:p>
          </table:table-cell>
          <table:table-cell/>
          <table:table-cell table:formula="of:=[.E59]-118" office:value-type="float" office:value="2416" calcext:value-type="float">
            <text:p>241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4212.5" calcext:value-type="float">
            <text:p>14213</text:p>
          </table:table-cell>
          <table:table-cell table:number-columns-repeated="3"/>
          <table:table-cell table:formula="of:=[.C58]/[.G58]" office:value-type="float" office:value="0.180826737027265" calcext:value-type="float">
            <text:p>0,180826737</text:p>
          </table:table-cell>
          <table:table-cell/>
          <table:table-cell office:value-type="float" office:value="10292" calcext:value-type="float">
            <text:p>10292</text:p>
          </table:table-cell>
          <table:table-cell table:formula="of:=[.M58]/[.G58]" office:value-type="float" office:value="0.72415127528584" calcext:value-type="float">
            <text:p>0,724151275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60]-72" office:value-type="float" office:value="2642" calcext:value-type="float">
            <text:p>2642</text:p>
          </table:table-cell>
          <table:table-cell/>
          <table:table-cell table:formula="of:=[.E60]-118" office:value-type="float" office:value="2534" calcext:value-type="float">
            <text:p>253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8380.5" calcext:value-type="float">
            <text:p>18381</text:p>
          </table:table-cell>
          <table:table-cell table:number-columns-repeated="3"/>
          <table:table-cell table:formula="of:=[.C59]/[.G59]" office:value-type="float" office:value="0.143739288920323" calcext:value-type="float">
            <text:p>0,1437392889</text:p>
          </table:table-cell>
          <table:table-cell/>
          <table:table-cell office:value-type="float" office:value="13234" calcext:value-type="float">
            <text:p>13234</text:p>
          </table:table-cell>
          <table:table-cell table:formula="of:=[.M59]/[.G59]" office:value-type="float" office:value="0.720002176219363" calcext:value-type="float">
            <text:p>0,720002176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61]-72" office:value-type="float" office:value="2714" calcext:value-type="float">
            <text:p>2714</text:p>
          </table:table-cell>
          <table:table-cell/>
          <table:table-cell table:formula="of:=[.E61]-118" office:value-type="float" office:value="2652" calcext:value-type="float">
            <text:p>265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3281" calcext:value-type="float">
            <text:p>23281</text:p>
          </table:table-cell>
          <table:table-cell table:number-columns-repeated="3"/>
          <table:table-cell table:formula="of:=[.C60]/[.G60]" office:value-type="float" office:value="0.116575748464413" calcext:value-type="float">
            <text:p>0,1165757485</text:p>
          </table:table-cell>
          <table:table-cell/>
          <table:table-cell office:value-type="float" office:value="16664" calcext:value-type="float">
            <text:p>16664</text:p>
          </table:table-cell>
          <table:table-cell table:formula="of:=[.M60]/[.G60]" office:value-type="float" office:value="0.715776813710751" calcext:value-type="float">
            <text:p>0,715776813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62]-72" office:value-type="float" office:value="2786" calcext:value-type="float">
            <text:p>2786</text:p>
          </table:table-cell>
          <table:table-cell/>
          <table:table-cell table:formula="of:=[.E62]-118" office:value-type="float" office:value="2770" calcext:value-type="float">
            <text:p>277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8917" calcext:value-type="float">
            <text:p>28917</text:p>
          </table:table-cell>
          <table:table-cell table:number-columns-repeated="3"/>
          <table:table-cell table:formula="of:=[.C61]/[.G61]" office:value-type="float" office:value="0.0963447107237957" calcext:value-type="float">
            <text:p>0,0963447107</text:p>
          </table:table-cell>
          <table:table-cell/>
          <table:table-cell office:value-type="float" office:value="20585" calcext:value-type="float">
            <text:p>20585</text:p>
          </table:table-cell>
          <table:table-cell table:formula="of:=[.M61]/[.G61]" office:value-type="float" office:value="0.711864992910745" calcext:value-type="float">
            <text:p>0,7118649929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63]-72" office:value-type="float" office:value="2858" calcext:value-type="float">
            <text:p>2858</text:p>
          </table:table-cell>
          <table:table-cell/>
          <table:table-cell table:formula="of:=[.E63]-118" office:value-type="float" office:value="2888" calcext:value-type="float">
            <text:p>2888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8183.5" calcext:value-type="float">
            <text:p>28184</text:p>
          </table:table-cell>
          <table:table-cell table:number-columns-repeated="3"/>
          <table:table-cell table:formula="of:=[.C62]/[.G62]" office:value-type="float" office:value="0.101406851526602" calcext:value-type="float">
            <text:p>0,1014068515</text:p>
          </table:table-cell>
          <table:table-cell/>
          <table:table-cell office:value-type="float" office:value="20586" calcext:value-type="float">
            <text:p>20586</text:p>
          </table:table-cell>
          <table:table-cell table:formula="of:=[.M62]/[.G62]" office:value-type="float" office:value="0.730427377721007" calcext:value-type="float">
            <text:p>0,7304273777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64]-72" office:value-type="float" office:value="2930" calcext:value-type="float">
            <text:p>2930</text:p>
          </table:table-cell>
          <table:table-cell/>
          <table:table-cell table:formula="of:=[.E64]-118" office:value-type="float" office:value="3006" calcext:value-type="float">
            <text:p>3006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34309" calcext:value-type="float">
            <text:p>34309</text:p>
          </table:table-cell>
          <table:table-cell table:number-columns-repeated="3"/>
          <table:table-cell table:formula="of:=[.C63]/[.G63]" office:value-type="float" office:value="0.0854003322743303" calcext:value-type="float">
            <text:p>0,0854003323</text:p>
          </table:table-cell>
          <table:table-cell/>
          <table:table-cell office:value-type="float" office:value="26957" calcext:value-type="float">
            <text:p>26957</text:p>
          </table:table-cell>
          <table:table-cell table:formula="of:=[.M63]/[.G63]" office:value-type="float" office:value="0.785712203794923" calcext:value-type="float">
            <text:p>0,7857122038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65]-72" office:value-type="float" office:value="3002" calcext:value-type="float">
            <text:p>3002</text:p>
          </table:table-cell>
          <table:table-cell/>
          <table:table-cell table:formula="of:=[.E65]-118" office:value-type="float" office:value="3124" calcext:value-type="float">
            <text:p>312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41906.5" calcext:value-type="float">
            <text:p>41907</text:p>
          </table:table-cell>
          <table:table-cell table:number-columns-repeated="3"/>
          <table:table-cell table:formula="of:=[.C64]/[.G64]" office:value-type="float" office:value="0.0716356651116175" calcext:value-type="float">
            <text:p>0,0716356651</text:p>
          </table:table-cell>
          <table:table-cell/>
          <table:table-cell office:value-type="float" office:value="32839" calcext:value-type="float">
            <text:p>32839</text:p>
          </table:table-cell>
          <table:table-cell table:formula="of:=[.M64]/[.G64]" office:value-type="float" office:value="0.78362545189887" calcext:value-type="float">
            <text:p>0,783625451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66]-72" office:value-type="float" office:value="3074" calcext:value-type="float">
            <text:p>3074</text:p>
          </table:table-cell>
          <table:table-cell/>
          <table:table-cell table:formula="of:=[.E66]-118" office:value-type="float" office:value="3242" calcext:value-type="float">
            <text:p>324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66659" calcext:value-type="float">
            <text:p>66659</text:p>
          </table:table-cell>
          <table:table-cell table:number-columns-repeated="3"/>
          <table:table-cell table:formula="of:=[.C65]/[.G65]" office:value-type="float" office:value="0.0461153032598749" calcext:value-type="float">
            <text:p>0,0461153033</text:p>
          </table:table-cell>
          <table:table-cell/>
          <table:table-cell office:value-type="float" office:value="50484" calcext:value-type="float">
            <text:p>50484</text:p>
          </table:table-cell>
          <table:table-cell table:formula="of:=[.M65]/[.G65]" office:value-type="float" office:value="0.757347094915915" calcext:value-type="float">
            <text:p>0,7573470949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67]-72" office:value-type="float" office:value="3146" calcext:value-type="float">
            <text:p>3146</text:p>
          </table:table-cell>
          <table:table-cell/>
          <table:table-cell table:formula="of:=[.E67]-118" office:value-type="float" office:value="3360" calcext:value-type="float">
            <text:p>336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75236" calcext:value-type="float">
            <text:p>75236</text:p>
          </table:table-cell>
          <table:table-cell table:number-columns-repeated="3"/>
          <table:table-cell table:formula="of:=[.C66]/[.G66]" office:value-type="float" office:value="0.0418150885214525" calcext:value-type="float">
            <text:p>0,0418150885</text:p>
          </table:table-cell>
          <table:table-cell/>
          <table:table-cell office:value-type="float" office:value="57346" calcext:value-type="float">
            <text:p>57346</text:p>
          </table:table-cell>
          <table:table-cell table:formula="of:=[.M66]/[.G66]" office:value-type="float" office:value="0.762214897123717" calcext:value-type="float">
            <text:p>0,762214897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68]-72" office:value-type="float" office:value="3218" calcext:value-type="float">
            <text:p>3218</text:p>
          </table:table-cell>
          <table:table-cell/>
          <table:table-cell table:formula="of:=[.E68]-118" office:value-type="float" office:value="3478" calcext:value-type="float">
            <text:p>3478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5528.5" calcext:value-type="float">
            <text:p>85529</text:p>
          </table:table-cell>
          <table:table-cell table:number-columns-repeated="3"/>
          <table:table-cell table:formula="of:=[.C67]/[.G67]" office:value-type="float" office:value="0.0376248852721607" calcext:value-type="float">
            <text:p>0,0376248853</text:p>
          </table:table-cell>
          <table:table-cell/>
          <table:table-cell office:value-type="float" office:value="65678" calcext:value-type="float">
            <text:p>65678</text:p>
          </table:table-cell>
          <table:table-cell table:formula="of:=[.M67]/[.G67]" office:value-type="float" office:value="0.767907773432248" calcext:value-type="float">
            <text:p>0,7679077734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69]-72" office:value-type="float" office:value="3290" calcext:value-type="float">
            <text:p>3290</text:p>
          </table:table-cell>
          <table:table-cell/>
          <table:table-cell table:formula="of:=[.E69]-118" office:value-type="float" office:value="3596" calcext:value-type="float">
            <text:p>359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95576" calcext:value-type="float">
            <text:p>95576</text:p>
          </table:table-cell>
          <table:table-cell table:number-columns-repeated="3"/>
          <table:table-cell table:formula="of:=[.C68]/[.G68]" office:value-type="float" office:value="0.0344228676655227" calcext:value-type="float">
            <text:p>0,0344228677</text:p>
          </table:table-cell>
          <table:table-cell/>
          <table:table-cell office:value-type="float" office:value="73520" calcext:value-type="float">
            <text:p>73520</text:p>
          </table:table-cell>
          <table:table-cell table:formula="of:=[.M68]/[.G68]" office:value-type="float" office:value="0.769230769230769" calcext:value-type="float">
            <text:p>0,7692307692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70]-72" office:value-type="float" office:value="3362" calcext:value-type="float">
            <text:p>3362</text:p>
          </table:table-cell>
          <table:table-cell/>
          <table:table-cell table:formula="of:=[.E70]-118" office:value-type="float" office:value="3714" calcext:value-type="float">
            <text:p>371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7339.5" calcext:value-type="float">
            <text:p>107340</text:p>
          </table:table-cell>
          <table:table-cell table:number-columns-repeated="3"/>
          <table:table-cell table:formula="of:=[.C69]/[.G69]" office:value-type="float" office:value="0.0313211818575641" calcext:value-type="float">
            <text:p>0,0313211819</text:p>
          </table:table-cell>
          <table:table-cell/>
          <table:table-cell office:value-type="float" office:value="82833" calcext:value-type="float">
            <text:p>82833</text:p>
          </table:table-cell>
          <table:table-cell table:formula="of:=[.M69]/[.G69]" office:value-type="float" office:value="0.771691688521001" calcext:value-type="float">
            <text:p>0,7716916885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71]-72" office:value-type="float" office:value="3434" calcext:value-type="float">
            <text:p>3434</text:p>
          </table:table-cell>
          <table:table-cell/>
          <table:table-cell table:formula="of:=[.E71]-118" office:value-type="float" office:value="3832" calcext:value-type="float">
            <text:p>383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09544.5" calcext:value-type="float">
            <text:p>109545</text:p>
          </table:table-cell>
          <table:table-cell table:number-columns-repeated="3"/>
          <table:table-cell table:formula="of:=[.C70]/[.G70]" office:value-type="float" office:value="0.0313479909990917" calcext:value-type="float">
            <text:p>0,031347991</text:p>
          </table:table-cell>
          <table:table-cell/>
          <table:table-cell office:value-type="float" office:value="85773" calcext:value-type="float">
            <text:p>85773</text:p>
          </table:table-cell>
          <table:table-cell table:formula="of:=[.M70]/[.G70]" office:value-type="float" office:value="0.782996864288029" calcext:value-type="float">
            <text:p>0,7829968643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72]-72" office:value-type="float" office:value="3506" calcext:value-type="float">
            <text:p>3506</text:p>
          </table:table-cell>
          <table:table-cell/>
          <table:table-cell table:formula="of:=[.E72]-118" office:value-type="float" office:value="3950" calcext:value-type="float">
            <text:p>395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16652" calcext:value-type="float">
            <text:p>116652</text:p>
          </table:table-cell>
          <table:table-cell table:number-columns-repeated="3"/>
          <table:table-cell table:formula="of:=[.C71]/[.G71]" office:value-type="float" office:value="0.0300552069403011" calcext:value-type="float">
            <text:p>0,0300552069</text:p>
          </table:table-cell>
          <table:table-cell/>
          <table:table-cell office:value-type="float" office:value="92145" calcext:value-type="float">
            <text:p>92145</text:p>
          </table:table-cell>
          <table:table-cell table:formula="of:=[.M71]/[.G71]" office:value-type="float" office:value="0.78991358913692" calcext:value-type="float">
            <text:p>0,7899135891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C73]-72" office:value-type="float" office:value="3578" calcext:value-type="float">
            <text:p>3578</text:p>
          </table:table-cell>
          <table:table-cell/>
          <table:table-cell table:formula="of:=[.E73]-118" office:value-type="float" office:value="4068" calcext:value-type="float">
            <text:p>4068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29395.5" calcext:value-type="float">
            <text:p>129396</text:p>
          </table:table-cell>
          <table:table-cell table:number-columns-repeated="3"/>
          <table:table-cell table:formula="of:=[.C72]/[.G72]" office:value-type="float" office:value="0.0276516571287255" calcext:value-type="float">
            <text:p>0,0276516571</text:p>
          </table:table-cell>
          <table:table-cell/>
          <table:table-cell office:value-type="float" office:value="102438" calcext:value-type="float">
            <text:p>102438</text:p>
          </table:table-cell>
          <table:table-cell table:formula="of:=[.M72]/[.G72]" office:value-type="float" office:value="0.791665861641247" calcext:value-type="float">
            <text:p>0,7916658616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74]-72" office:value-type="float" office:value="3650" calcext:value-type="float">
            <text:p>3650</text:p>
          </table:table-cell>
          <table:table-cell/>
          <table:table-cell table:formula="of:=[.E74]-118" office:value-type="float" office:value="4186" calcext:value-type="float">
            <text:p>4186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69340.5" calcext:value-type="float">
            <text:p>169341</text:p>
          </table:table-cell>
          <table:table-cell table:number-columns-repeated="3"/>
          <table:table-cell table:formula="of:=[.C73]/[.G73]" office:value-type="float" office:value="0.021554205875145" calcext:value-type="float">
            <text:p>0,0215542059</text:p>
          </table:table-cell>
          <table:table-cell/>
          <table:table-cell office:value-type="float" office:value="130865" calcext:value-type="float">
            <text:p>130865</text:p>
          </table:table-cell>
          <table:table-cell table:formula="of:=[.M73]/[.G73]" office:value-type="float" office:value="0.772792096397495" calcext:value-type="float">
            <text:p>0,7727920964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C75]-72" office:value-type="float" office:value="3722" calcext:value-type="float">
            <text:p>3722</text:p>
          </table:table-cell>
          <table:table-cell/>
          <table:table-cell table:formula="of:=[.E75]-118" office:value-type="float" office:value="4304" calcext:value-type="float">
            <text:p>4304</text:p>
          </table:table-cell>
          <table:table-cell office:value-type="float" office:value="19" calcext:value-type="float">
            <text:p>19</text:p>
          </table:table-cell>
          <table:table-cell table:formula="of:=[.G75]-[.I75]" office:value-type="float" office:value="197033" calcext:value-type="float">
            <text:p>197033</text:p>
          </table:table-cell>
          <table:table-cell table:number-columns-repeated="3"/>
          <table:table-cell table:formula="of:=[.C74]/[.G74]" office:value-type="float" office:value="0.0188902366608639" calcext:value-type="float">
            <text:p>0,0188902367</text:p>
          </table:table-cell>
          <table:table-cell/>
          <table:table-cell office:value-type="float" office:value="144590" calcext:value-type="float">
            <text:p>144590</text:p>
          </table:table-cell>
          <table:table-cell table:formula="of:=[.M74]/[.G74]" office:value-type="float" office:value="0.733836463942588" calcext:value-type="float">
            <text:p>0,7338364639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C76]-72" office:value-type="float" office:value="3794" calcext:value-type="float">
            <text:p>3794</text:p>
          </table:table-cell>
          <table:table-cell/>
          <table:table-cell table:formula="of:=[.E76]-118" office:value-type="float" office:value="4422" calcext:value-type="float">
            <text:p>4422</text:p>
          </table:table-cell>
          <table:table-cell office:value-type="float" office:value="20" calcext:value-type="float">
            <text:p>20</text:p>
          </table:table-cell>
          <table:table-cell table:formula="of:=[.G76]-[.I76]" office:value-type="float" office:value="197033" calcext:value-type="float">
            <text:p>197033</text:p>
          </table:table-cell>
          <table:table-cell table:number-columns-repeated="3"/>
          <table:table-cell table:formula="of:=[.C75]/[.G75]" office:value-type="float" office:value="0.0192556576817081" calcext:value-type="float">
            <text:p>0,0192556577</text:p>
          </table:table-cell>
          <table:table-cell/>
          <table:table-cell office:value-type="float" office:value="149001" calcext:value-type="float">
            <text:p>149001</text:p>
          </table:table-cell>
          <table:table-cell table:formula="of:=[.M75]/[.G75]" office:value-type="float" office:value="0.756223576761253" calcext:value-type="float">
            <text:p>0,756223576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C77]-72" office:value-type="float" office:value="3866" calcext:value-type="float">
            <text:p>3866</text:p>
          </table:table-cell>
          <table:table-cell/>
          <table:table-cell table:formula="of:=[.E77]-118" office:value-type="float" office:value="4540" calcext:value-type="float">
            <text:p>4540</text:p>
          </table:table-cell>
          <table:table-cell office:value-type="float" office:value="21" calcext:value-type="float">
            <text:p>21</text:p>
          </table:table-cell>
          <table:table-cell office:value-type="float" office:value="197033" calcext:value-type="float">
            <text:p>197033</text:p>
          </table:table-cell>
          <table:table-cell table:number-columns-repeated="3"/>
          <table:table-cell table:formula="of:=[.C76]/[.G76]" office:value-type="float" office:value="0.0196210787025524" calcext:value-type="float">
            <text:p>0,0196210787</text:p>
          </table:table-cell>
          <table:table-cell/>
          <table:table-cell office:value-type="float" office:value="149001" calcext:value-type="float">
            <text:p>149001</text:p>
          </table:table-cell>
          <table:table-cell table:formula="of:=[.M76]/[.G76]" office:value-type="float" office:value="0.756223576761253" calcext:value-type="float">
            <text:p>0,7562235768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C78]-72" office:value-type="float" office:value="3938" calcext:value-type="float">
            <text:p>3938</text:p>
          </table:table-cell>
          <table:table-cell/>
          <table:table-cell table:formula="of:=[.E78]-118" office:value-type="float" office:value="4658" calcext:value-type="float">
            <text:p>4658</text:p>
          </table:table-cell>
          <table:table-cell office:value-type="float" office:value="22" calcext:value-type="float">
            <text:p>22</text:p>
          </table:table-cell>
          <table:table-cell office:value-type="float" office:value="212228" calcext:value-type="float">
            <text:p>212228</text:p>
          </table:table-cell>
          <table:table-cell table:number-columns-repeated="3"/>
          <table:table-cell table:formula="of:=[.C77]/[.G77]" office:value-type="float" office:value="0.0185555157660629" calcext:value-type="float">
            <text:p>0,0185555158</text:p>
          </table:table-cell>
          <table:table-cell/>
          <table:table-cell office:value-type="float" office:value="157823" calcext:value-type="float">
            <text:p>157823</text:p>
          </table:table-cell>
          <table:table-cell table:formula="of:=[.M77]/[.G77]" office:value-type="float" office:value="0.743648340464029" calcext:value-type="float">
            <text:p>0,7436483405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C79]-72" office:value-type="float" office:value="4010" calcext:value-type="float">
            <text:p>4010</text:p>
          </table:table-cell>
          <table:table-cell/>
          <table:table-cell table:formula="of:=[.E79]-118" office:value-type="float" office:value="4776" calcext:value-type="float">
            <text:p>4776</text:p>
          </table:table-cell>
          <table:table-cell office:value-type="float" office:value="23" calcext:value-type="float">
            <text:p>23</text:p>
          </table:table-cell>
          <table:table-cell office:value-type="float" office:value="228892" calcext:value-type="float">
            <text:p>228892</text:p>
          </table:table-cell>
          <table:table-cell table:number-columns-repeated="3"/>
          <table:table-cell table:formula="of:=[.C78]/[.G78]" office:value-type="float" office:value="0.0175191793509603" calcext:value-type="float">
            <text:p>0,0175191794</text:p>
          </table:table-cell>
          <table:table-cell/>
          <table:table-cell office:value-type="float" office:value="176448" calcext:value-type="float">
            <text:p>176448</text:p>
          </table:table-cell>
          <table:table-cell table:formula="of:=[.M78]/[.G78]" office:value-type="float" office:value="0.770878842423501" calcext:value-type="float">
            <text:p>0,7708788424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C80]-72" office:value-type="float" office:value="4082" calcext:value-type="float">
            <text:p>4082</text:p>
          </table:table-cell>
          <table:table-cell/>
          <table:table-cell table:formula="of:=[.E80]-118" office:value-type="float" office:value="4894" calcext:value-type="float">
            <text:p>4894</text:p>
          </table:table-cell>
          <table:table-cell office:value-type="float" office:value="24" calcext:value-type="float">
            <text:p>24</text:p>
          </table:table-cell>
          <table:table-cell office:value-type="float" office:value="245556" calcext:value-type="float">
            <text:p>245556</text:p>
          </table:table-cell>
          <table:table-cell table:number-columns-repeated="3"/>
          <table:table-cell table:formula="of:=[.C79]/[.G79]" office:value-type="float" office:value="0.0166234993239831" calcext:value-type="float">
            <text:p>0,0166234993</text:p>
          </table:table-cell>
          <table:table-cell/>
          <table:table-cell office:value-type="float" office:value="180859" calcext:value-type="float">
            <text:p>180859</text:p>
          </table:table-cell>
          <table:table-cell table:formula="of:=[.M79]/[.G79]" office:value-type="float" office:value="0.736528531170079" calcext:value-type="float">
            <text:p>0,736528531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C81]-72" office:value-type="float" office:value="4154" calcext:value-type="float">
            <text:p>4154</text:p>
          </table:table-cell>
          <table:table-cell/>
          <table:table-cell table:formula="of:=[.E81]-118"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263692" calcext:value-type="float">
            <text:p>263692</text:p>
          </table:table-cell>
          <table:table-cell table:number-columns-repeated="3"/>
          <table:table-cell table:formula="of:=[.C80]/[.G80]" office:value-type="float" office:value="0.0157532272499735" calcext:value-type="float">
            <text:p>0,0157532272</text:p>
          </table:table-cell>
          <table:table-cell/>
          <table:table-cell office:value-type="float" office:value="185271" calcext:value-type="float">
            <text:p>185271</text:p>
          </table:table-cell>
          <table:table-cell table:formula="of:=[.M80]/[.G80]" office:value-type="float" office:value="0.702603795336984" calcext:value-type="float">
            <text:p>0,7026037953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C82]-72" office:value-type="float" office:value="4226" calcext:value-type="float">
            <text:p>4226</text:p>
          </table:table-cell>
          <table:table-cell/>
          <table:table-cell table:formula="of:=[.E82]-118" office:value-type="float" office:value="5130" calcext:value-type="float">
            <text:p>5130</text:p>
          </table:table-cell>
          <table:table-cell office:value-type="float" office:value="26" calcext:value-type="float">
            <text:p>26</text:p>
          </table:table-cell>
          <table:table-cell office:value-type="float" office:value="281826" calcext:value-type="float">
            <text:p>281826</text:p>
          </table:table-cell>
          <table:table-cell table:number-columns-repeated="3"/>
          <table:table-cell table:formula="of:=[.C81]/[.G81]" office:value-type="float" office:value="0.0149950678787621" calcext:value-type="float">
            <text:p>0,0149950679</text:p>
          </table:table-cell>
          <table:table-cell/>
          <table:table-cell office:value-type="float" office:value="187231" calcext:value-type="float">
            <text:p>187231</text:p>
          </table:table-cell>
          <table:table-cell table:formula="of:=[.M81]/[.G81]" office:value-type="float" office:value="0.664349634171439" calcext:value-type="float">
            <text:p>0,6643496342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C83]-72" office:value-type="float" office:value="4298" calcext:value-type="float">
            <text:p>4298</text:p>
          </table:table-cell>
          <table:table-cell/>
          <table:table-cell table:formula="of:=[.E83]-118" office:value-type="float" office:value="5248" calcext:value-type="float">
            <text:p>5248</text:p>
          </table:table-cell>
          <table:table-cell office:value-type="float" office:value="27" calcext:value-type="float">
            <text:p>27</text:p>
          </table:table-cell>
          <table:table-cell office:value-type="float" office:value="301432" calcext:value-type="float">
            <text:p>301432</text:p>
          </table:table-cell>
          <table:table-cell table:number-columns-repeated="3"/>
          <table:table-cell table:formula="of:=[.C82]/[.G82]" office:value-type="float" office:value="0.0142586055893203" calcext:value-type="float">
            <text:p>0,0142586056</text:p>
          </table:table-cell>
          <table:table-cell/>
          <table:table-cell office:value-type="float" office:value="190172" calcext:value-type="float">
            <text:p>190172</text:p>
          </table:table-cell>
          <table:table-cell table:formula="of:=[.M82]/[.G82]" office:value-type="float" office:value="0.630895193609172" calcext:value-type="float">
            <text:p>0,630895193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C84]-72" office:value-type="float" office:value="4370" calcext:value-type="float">
            <text:p>4370</text:p>
          </table:table-cell>
          <table:table-cell/>
          <table:table-cell table:formula="of:=[.E84]-118" office:value-type="float" office:value="5366" calcext:value-type="float">
            <text:p>5366</text:p>
          </table:table-cell>
          <table:table-cell office:value-type="float" office:value="28" calcext:value-type="float">
            <text:p>28</text:p>
          </table:table-cell>
          <table:table-cell office:value-type="float" office:value="342603" calcext:value-type="float">
            <text:p>342603</text:p>
          </table:table-cell>
          <table:table-cell table:number-columns-repeated="3"/>
          <table:table-cell table:formula="of:=[.C83]/[.G83]" office:value-type="float" office:value="0.0127552881907047" calcext:value-type="float">
            <text:p>0,0127552882</text:p>
          </table:table-cell>
          <table:table-cell/>
          <table:table-cell office:value-type="float" office:value="204386" calcext:value-type="float">
            <text:p>204386</text:p>
          </table:table-cell>
          <table:table-cell table:formula="of:=[.M83]/[.G83]" office:value-type="float" office:value="0.596568039392533" calcext:value-type="float">
            <text:p>0,596568039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C85]-72" office:value-type="float" office:value="4442" calcext:value-type="float">
            <text:p>4442</text:p>
          </table:table-cell>
          <table:table-cell/>
          <table:table-cell table:formula="of:=[.E85]-118" office:value-type="float" office:value="5484" calcext:value-type="float">
            <text:p>5484</text:p>
          </table:table-cell>
          <table:table-cell office:value-type="float" office:value="29" calcext:value-type="float">
            <text:p>29</text:p>
          </table:table-cell>
          <table:table-cell office:value-type="float" office:value="342603" calcext:value-type="float">
            <text:p>342603</text:p>
          </table:table-cell>
          <table:table-cell table:number-columns-repeated="3"/>
          <table:table-cell table:formula="of:=[.C84]/[.G84]" office:value-type="float" office:value="0.0129654439686751" calcext:value-type="float">
            <text:p>0,012965444</text:p>
          </table:table-cell>
          <table:table-cell/>
          <table:table-cell office:value-type="float" office:value="213698" calcext:value-type="float">
            <text:p>213698</text:p>
          </table:table-cell>
          <table:table-cell table:formula="of:=[.M84]/[.G84]" office:value-type="float" office:value="0.623748186676707" calcext:value-type="float">
            <text:p>0,6237481867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C86]-72" office:value-type="float" office:value="4514" calcext:value-type="float">
            <text:p>4514</text:p>
          </table:table-cell>
          <table:table-cell/>
          <table:table-cell table:formula="of:=[.E86]-118" office:value-type="float" office:value="5602" calcext:value-type="float">
            <text:p>5602</text:p>
          </table:table-cell>
          <table:table-cell office:value-type="float" office:value="30" calcext:value-type="float">
            <text:p>30</text:p>
          </table:table-cell>
          <table:table-cell office:value-type="float" office:value="350935" calcext:value-type="float">
            <text:p>350935</text:p>
          </table:table-cell>
          <table:table-cell table:number-columns-repeated="3"/>
          <table:table-cell table:formula="of:=[.C85]/[.G85]" office:value-type="float" office:value="0.0128627808568538" calcext:value-type="float">
            <text:p>0,0128627809</text:p>
          </table:table-cell>
          <table:table-cell/>
          <table:table-cell office:value-type="float" office:value="223991" calcext:value-type="float">
            <text:p>223991</text:p>
          </table:table-cell>
          <table:table-cell table:formula="of:=[.M85]/[.G85]" office:value-type="float" office:value="0.638269195150099" calcext:value-type="float">
            <text:p>0,6382691952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C87]-72" office:value-type="float" office:value="4586" calcext:value-type="float">
            <text:p>4586</text:p>
          </table:table-cell>
          <table:table-cell/>
          <table:table-cell table:formula="of:=[.E87]-118" office:value-type="float" office:value="5720" calcext:value-type="float">
            <text:p>5720</text:p>
          </table:table-cell>
          <table:table-cell office:value-type="float" office:value="31" calcext:value-type="float">
            <text:p>31</text:p>
          </table:table-cell>
          <table:table-cell office:value-type="float" office:value="353876" calcext:value-type="float">
            <text:p>353876</text:p>
          </table:table-cell>
          <table:table-cell table:number-columns-repeated="3"/>
          <table:table-cell table:formula="of:=[.C86]/[.G86]" office:value-type="float" office:value="0.0129593416903096" calcext:value-type="float">
            <text:p>0,0129593417</text:p>
          </table:table-cell>
          <table:table-cell/>
          <table:table-cell office:value-type="float" office:value="234773" calcext:value-type="float">
            <text:p>234773</text:p>
          </table:table-cell>
          <table:table-cell table:formula="of:=[.M86]/[.G86]" office:value-type="float" office:value="0.663432953916061" calcext:value-type="float">
            <text:p>0,6634329539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C88]-72" office:value-type="float" office:value="4658" calcext:value-type="float">
            <text:p>4658</text:p>
          </table:table-cell>
          <table:table-cell/>
          <table:table-cell table:formula="of:=[.E88]-118" office:value-type="float" office:value="5838" calcext:value-type="float">
            <text:p>5838</text:p>
          </table:table-cell>
          <table:table-cell office:value-type="float" office:value="32" calcext:value-type="float">
            <text:p>32</text:p>
          </table:table-cell>
          <table:table-cell office:value-type="float" office:value="363678" calcext:value-type="float">
            <text:p>363678</text:p>
          </table:table-cell>
          <table:table-cell table:number-columns-repeated="3"/>
          <table:table-cell table:formula="of:=[.C87]/[.G87]" office:value-type="float" office:value="0.0128080334801665" calcext:value-type="float">
            <text:p>0,0128080335</text:p>
          </table:table-cell>
          <table:table-cell/>
          <table:table-cell office:value-type="float" office:value="237224" calcext:value-type="float">
            <text:p>237224</text:p>
          </table:table-cell>
          <table:table-cell table:formula="of:=[.M87]/[.G87]" office:value-type="float" office:value="0.652291312644702" calcext:value-type="float">
            <text:p>0,6522913126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C89]-72" office:value-type="float" office:value="4730" calcext:value-type="float">
            <text:p>4730</text:p>
          </table:table-cell>
          <table:table-cell/>
          <table:table-cell table:formula="of:=[.E89]-118" office:value-type="float" office:value="5956" calcext:value-type="float">
            <text:p>5956</text:p>
          </table:table-cell>
          <table:table-cell office:value-type="float" office:value="33" calcext:value-type="float">
            <text:p>33</text:p>
          </table:table-cell>
          <table:table-cell office:value-type="float" office:value="370051" calcext:value-type="float">
            <text:p>370051</text:p>
          </table:table-cell>
          <table:table-cell table:number-columns-repeated="3"/>
          <table:table-cell table:formula="of:=[.C88]/[.G88]" office:value-type="float" office:value="0.0127820219375167" calcext:value-type="float">
            <text:p>0,0127820219</text:p>
          </table:table-cell>
          <table:table-cell/>
          <table:table-cell office:value-type="float" office:value="251438" calcext:value-type="float">
            <text:p>251438</text:p>
          </table:table-cell>
          <table:table-cell table:formula="of:=[.M88]/[.G88]" office:value-type="float" office:value="0.679468505692459" calcext:value-type="float">
            <text:p>0,6794685057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C90]-72" office:value-type="float" office:value="4802" calcext:value-type="float">
            <text:p>4802</text:p>
          </table:table-cell>
          <table:table-cell/>
          <table:table-cell table:formula="of:=[.E90]-118" office:value-type="float" office:value="6074" calcext:value-type="float">
            <text:p>6074</text:p>
          </table:table-cell>
          <table:table-cell office:value-type="float" office:value="34" calcext:value-type="float">
            <text:p>34</text:p>
          </table:table-cell>
          <table:table-cell office:value-type="float" office:value="381323" calcext:value-type="float">
            <text:p>381323</text:p>
          </table:table-cell>
          <table:table-cell table:number-columns-repeated="3"/>
          <table:table-cell table:formula="of:=[.C89]/[.G89]" office:value-type="float" office:value="0.0125929985865002" calcext:value-type="float">
            <text:p>0,0125929986</text:p>
          </table:table-cell>
          <table:table-cell/>
          <table:table-cell office:value-type="float" office:value="252418" calcext:value-type="float">
            <text:p>252418</text:p>
          </table:table-cell>
          <table:table-cell table:formula="of:=[.M89]/[.G89]" office:value-type="float" office:value="0.661953252229737" calcext:value-type="float">
            <text:p>0,6619532522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C91]-72" office:value-type="float" office:value="4874" calcext:value-type="float">
            <text:p>4874</text:p>
          </table:table-cell>
          <table:table-cell/>
          <table:table-cell table:formula="of:=[.E91]-118" office:value-type="float" office:value="6192" calcext:value-type="float">
            <text:p>6192</text:p>
          </table:table-cell>
          <table:table-cell office:value-type="float" office:value="35" calcext:value-type="float">
            <text:p>35</text:p>
          </table:table-cell>
          <table:table-cell office:value-type="float" office:value="385735" calcext:value-type="float">
            <text:p>385735</text:p>
          </table:table-cell>
          <table:table-cell table:number-columns-repeated="3"/>
          <table:table-cell table:formula="of:=[.C90]/[.G90]" office:value-type="float" office:value="0.0126356177168263" calcext:value-type="float">
            <text:p>0,0126356177</text:p>
          </table:table-cell>
          <table:table-cell/>
          <table:table-cell office:value-type="float" office:value="255850" calcext:value-type="float">
            <text:p>255850</text:p>
          </table:table-cell>
          <table:table-cell table:formula="of:=[.M90]/[.G90]" office:value-type="float" office:value="0.663279194265493" calcext:value-type="float">
            <text:p>0,6632791943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C92]-72" office:value-type="float" office:value="4946" calcext:value-type="float">
            <text:p>4946</text:p>
          </table:table-cell>
          <table:table-cell/>
          <table:table-cell table:formula="of:=[.E92]-118" office:value-type="float" office:value="6310" calcext:value-type="float">
            <text:p>6310</text:p>
          </table:table-cell>
          <table:table-cell office:value-type="float" office:value="36" calcext:value-type="float">
            <text:p>36</text:p>
          </table:table-cell>
          <table:table-cell office:value-type="float" office:value="386715" calcext:value-type="float">
            <text:p>386715</text:p>
          </table:table-cell>
          <table:table-cell table:number-columns-repeated="3"/>
          <table:table-cell table:formula="of:=[.C91]/[.G91]" office:value-type="float" office:value="0.0127897805877714" calcext:value-type="float">
            <text:p>0,0127897806</text:p>
          </table:table-cell>
          <table:table-cell/>
          <table:table-cell office:value-type="float" office:value="266632" calcext:value-type="float">
            <text:p>266632</text:p>
          </table:table-cell>
          <table:table-cell table:formula="of:=[.M91]/[.G91]" office:value-type="float" office:value="0.689479332324839" calcext:value-type="float">
            <text:p>0,6894793323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C93]-72" office:value-type="float" office:value="5018" calcext:value-type="float">
            <text:p>5018</text:p>
          </table:table-cell>
          <table:table-cell/>
          <table:table-cell table:formula="of:=[.E93]-118" office:value-type="float" office:value="6428" calcext:value-type="float">
            <text:p>6428</text:p>
          </table:table-cell>
          <table:table-cell office:value-type="float" office:value="37" calcext:value-type="float">
            <text:p>37</text:p>
          </table:table-cell>
          <table:table-cell office:value-type="float" office:value="408771" calcext:value-type="float">
            <text:p>408771</text:p>
          </table:table-cell>
          <table:table-cell table:number-columns-repeated="3"/>
          <table:table-cell table:formula="of:=[.C92]/[.G92]" office:value-type="float" office:value="0.0122758219149597" calcext:value-type="float">
            <text:p>0,0122758219</text:p>
          </table:table-cell>
          <table:table-cell/>
          <table:table-cell office:value-type="float" office:value="269573" calcext:value-type="float">
            <text:p>269573</text:p>
          </table:table-cell>
          <table:table-cell table:formula="of:=[.M92]/[.G92]" office:value-type="float" office:value="0.659471929270912" calcext:value-type="float">
            <text:p>0,6594719293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C94]-72" office:value-type="float" office:value="5090" calcext:value-type="float">
            <text:p>5090</text:p>
          </table:table-cell>
          <table:table-cell/>
          <table:table-cell table:formula="of:=[.E94]-118" office:value-type="float" office:value="6546" calcext:value-type="float">
            <text:p>6546</text:p>
          </table:table-cell>
          <table:table-cell office:value-type="float" office:value="38" calcext:value-type="float">
            <text:p>38</text:p>
          </table:table-cell>
          <table:table-cell office:value-type="float" office:value="411222" calcext:value-type="float">
            <text:p>411222</text:p>
          </table:table-cell>
          <table:table-cell table:number-columns-repeated="3"/>
          <table:table-cell table:formula="of:=[.C93]/[.G93]" office:value-type="float" office:value="0.0123777424359592" calcext:value-type="float">
            <text:p>0,0123777424</text:p>
          </table:table-cell>
          <table:table-cell/>
          <table:table-cell office:value-type="float" office:value="275455" calcext:value-type="float">
            <text:p>275455</text:p>
          </table:table-cell>
          <table:table-cell table:formula="of:=[.M93]/[.G93]" office:value-type="float" office:value="0.669844998565252" calcext:value-type="float">
            <text:p>0,6698449986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C95]-72" office:value-type="float" office:value="5162" calcext:value-type="float">
            <text:p>5162</text:p>
          </table:table-cell>
          <table:table-cell/>
          <table:table-cell table:formula="of:=[.E95]-118" office:value-type="float" office:value="6664" calcext:value-type="float">
            <text:p>6664</text:p>
          </table:table-cell>
          <table:table-cell office:value-type="float" office:value="39" calcext:value-type="float">
            <text:p>39</text:p>
          </table:table-cell>
          <table:table-cell office:value-type="float" office:value="421024" calcext:value-type="float">
            <text:p>421024</text:p>
          </table:table-cell>
          <table:table-cell table:number-columns-repeated="3"/>
          <table:table-cell table:formula="of:=[.C94]/[.G94]" office:value-type="float" office:value="0.0122605837196929" calcext:value-type="float">
            <text:p>0,0122605837</text:p>
          </table:table-cell>
          <table:table-cell/>
          <table:table-cell office:value-type="float" office:value="280846" calcext:value-type="float">
            <text:p>280846</text:p>
          </table:table-cell>
          <table:table-cell table:formula="of:=[.M94]/[.G94]" office:value-type="float" office:value="0.667054609713461" calcext:value-type="float">
            <text:p>0,6670546097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C96]-72" office:value-type="float" office:value="5234" calcext:value-type="float">
            <text:p>5234</text:p>
          </table:table-cell>
          <table:table-cell/>
          <table:table-cell table:formula="of:=[.E96]-118" office:value-type="float" office:value="6782" calcext:value-type="float">
            <text:p>6782</text:p>
          </table:table-cell>
          <table:table-cell office:value-type="float" office:value="40" calcext:value-type="float">
            <text:p>40</text:p>
          </table:table-cell>
          <table:table-cell office:value-type="float" office:value="424455" calcext:value-type="float">
            <text:p>424455</text:p>
          </table:table-cell>
          <table:table-cell table:number-columns-repeated="3"/>
          <table:table-cell table:formula="of:=[.C95]/[.G95]" office:value-type="float" office:value="0.012331106948911" calcext:value-type="float">
            <text:p>0,0123311069</text:p>
          </table:table-cell>
          <table:table-cell/>
          <table:table-cell office:value-type="float" office:value="283787" calcext:value-type="float">
            <text:p>283787</text:p>
          </table:table-cell>
          <table:table-cell table:formula="of:=[.M95]/[.G95]" office:value-type="float" office:value="0.668591487908023" calcext:value-type="float">
            <text:p>0,668591487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C97]-72" office:value-type="float" office:value="5306" calcext:value-type="float">
            <text:p>5306</text:p>
          </table:table-cell>
          <table:table-cell/>
          <table:table-cell table:formula="of:=[.E97]-118" office:value-type="float" office:value="6900" calcext:value-type="float">
            <text:p>6900</text:p>
          </table:table-cell>
          <table:table-cell office:value-type="float" office:value="41" calcext:value-type="float">
            <text:p>41</text:p>
          </table:table-cell>
          <table:table-cell office:value-type="float" office:value="432297" calcext:value-type="float">
            <text:p>432297</text:p>
          </table:table-cell>
          <table:table-cell table:number-columns-repeated="3"/>
          <table:table-cell table:formula="of:=[.C96]/[.G96]" office:value-type="float" office:value="0.012273969053683" calcext:value-type="float">
            <text:p>0,0122739691</text:p>
          </table:table-cell>
          <table:table-cell/>
          <table:table-cell office:value-type="float" office:value="294079" calcext:value-type="float">
            <text:p>294079</text:p>
          </table:table-cell>
          <table:table-cell table:formula="of:=[.M96]/[.G96]" office:value-type="float" office:value="0.680270739792319" calcext:value-type="float">
            <text:p>0,6802707398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C98]-72" office:value-type="float" office:value="5378" calcext:value-type="float">
            <text:p>5378</text:p>
          </table:table-cell>
          <table:table-cell/>
          <table:table-cell table:formula="of:=[.E98]-118" office:value-type="float" office:value="7018" calcext:value-type="float">
            <text:p>7018</text:p>
          </table:table-cell>
          <table:table-cell office:value-type="float" office:value="42" calcext:value-type="float">
            <text:p>42</text:p>
          </table:table-cell>
          <table:table-cell office:value-type="float" office:value="438669" calcext:value-type="float">
            <text:p>438669</text:p>
          </table:table-cell>
          <table:table-cell table:number-columns-repeated="3"/>
          <table:table-cell table:formula="of:=[.C97]/[.G97]" office:value-type="float" office:value="0.0122598132076805" calcext:value-type="float">
            <text:p>0,0122598132</text:p>
          </table:table-cell>
          <table:table-cell/>
          <table:table-cell office:value-type="float" office:value="300941" calcext:value-type="float">
            <text:p>300941</text:p>
          </table:table-cell>
          <table:table-cell table:formula="of:=[.M97]/[.G97]" office:value-type="float" office:value="0.686032065178985" calcext:value-type="float">
            <text:p>0,6860320652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C99]-72" office:value-type="float" office:value="5450" calcext:value-type="float">
            <text:p>5450</text:p>
          </table:table-cell>
          <table:table-cell/>
          <table:table-cell table:formula="of:=[.E99]-118" office:value-type="float" office:value="7136" calcext:value-type="float">
            <text:p>7136</text:p>
          </table:table-cell>
          <table:table-cell office:value-type="float" office:value="43" calcext:value-type="float">
            <text:p>43</text:p>
          </table:table-cell>
          <table:table-cell office:value-type="float" office:value="442100" calcext:value-type="float">
            <text:p>442100</text:p>
          </table:table-cell>
          <table:table-cell table:number-columns-repeated="3"/>
          <table:table-cell table:formula="of:=[.C98]/[.G98]" office:value-type="float" office:value="0.0123275277086632" calcext:value-type="float">
            <text:p>0,0123275277</text:p>
          </table:table-cell>
          <table:table-cell/>
          <table:table-cell office:value-type="float" office:value="301922" calcext:value-type="float">
            <text:p>301922</text:p>
          </table:table-cell>
          <table:table-cell table:formula="of:=[.M98]/[.G98]" office:value-type="float" office:value="0.682926939606424" calcext:value-type="float">
            <text:p>0,6829269396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C100]-72" office:value-type="float" office:value="5522" calcext:value-type="float">
            <text:p>5522</text:p>
          </table:table-cell>
          <table:table-cell/>
          <table:table-cell table:formula="of:=[.E100]-118" office:value-type="float" office:value="7254" calcext:value-type="float">
            <text:p>7254</text:p>
          </table:table-cell>
          <table:table-cell office:value-type="float" office:value="44" calcext:value-type="float">
            <text:p>44</text:p>
          </table:table-cell>
          <table:table-cell office:value-type="float" office:value="456803" calcext:value-type="float">
            <text:p>456803</text:p>
          </table:table-cell>
          <table:table-cell table:number-columns-repeated="3"/>
          <table:table-cell table:formula="of:=[.C99]/[.G99]" office:value-type="float" office:value="0.0120883619415809" calcext:value-type="float">
            <text:p>0,0120883619</text:p>
          </table:table-cell>
          <table:table-cell/>
          <table:table-cell office:value-type="float" office:value="319077" calcext:value-type="float">
            <text:p>319077</text:p>
          </table:table-cell>
          <table:table-cell table:formula="of:=[.M99]/[.G99]" office:value-type="float" office:value="0.698500228763822" calcext:value-type="float">
            <text:p>0,6985002288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C101]-72" office:value-type="float" office:value="5594" calcext:value-type="float">
            <text:p>5594</text:p>
          </table:table-cell>
          <table:table-cell/>
          <table:table-cell table:formula="of:=[.E101]-118" office:value-type="float" office:value="7372" calcext:value-type="float">
            <text:p>7372</text:p>
          </table:table-cell>
          <table:table-cell office:value-type="float" office:value="45" calcext:value-type="float">
            <text:p>45</text:p>
          </table:table-cell>
          <table:table-cell office:value-type="float" office:value="460725" calcext:value-type="float">
            <text:p>460725</text:p>
          </table:table-cell>
          <table:table-cell table:number-columns-repeated="3"/>
          <table:table-cell table:formula="of:=[.C100]/[.G100]" office:value-type="float" office:value="0.012141733137989" calcext:value-type="float">
            <text:p>0,0121417331</text:p>
          </table:table-cell>
          <table:table-cell/>
          <table:table-cell office:value-type="float" office:value="342603" calcext:value-type="float">
            <text:p>342603</text:p>
          </table:table-cell>
          <table:table-cell table:formula="of:=[.M100]/[.G100]" office:value-type="float" office:value="0.743617125183135" calcext:value-type="float">
            <text:p>0,743617125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C102]-72" office:value-type="float" office:value="5666" calcext:value-type="float">
            <text:p>5666</text:p>
          </table:table-cell>
          <table:table-cell/>
          <table:table-cell table:formula="of:=[.E102]-118" office:value-type="float" office:value="7490" calcext:value-type="float">
            <text:p>7490</text:p>
          </table:table-cell>
          <table:table-cell office:value-type="float" office:value="46" calcext:value-type="float">
            <text:p>46</text:p>
          </table:table-cell>
          <table:table-cell office:value-type="float" office:value="480330" calcext:value-type="float">
            <text:p>480330</text:p>
          </table:table-cell>
          <table:table-cell table:number-columns-repeated="3"/>
          <table:table-cell table:formula="of:=[.C101]/[.G101]" office:value-type="float" office:value="0.0117960568775633" calcext:value-type="float">
            <text:p>0,0117960569</text:p>
          </table:table-cell>
          <table:table-cell/>
          <table:table-cell office:value-type="float" office:value="344074" calcext:value-type="float">
            <text:p>344074</text:p>
          </table:table-cell>
          <table:table-cell table:formula="of:=[.M101]/[.G101]" office:value-type="float" office:value="0.716328357587492" calcext:value-type="float">
            <text:p>0,716328357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C103]-72" office:value-type="float" office:value="5738" calcext:value-type="float">
            <text:p>5738</text:p>
          </table:table-cell>
          <table:table-cell/>
          <table:table-cell table:formula="of:=[.E103]-118" office:value-type="float" office:value="7608" calcext:value-type="float">
            <text:p>7608</text:p>
          </table:table-cell>
          <table:table-cell office:value-type="float" office:value="47" calcext:value-type="float">
            <text:p>47</text:p>
          </table:table-cell>
          <table:table-cell office:value-type="float" office:value="481800" calcext:value-type="float">
            <text:p>481800</text:p>
          </table:table-cell>
          <table:table-cell table:number-columns-repeated="3"/>
          <table:table-cell table:formula="of:=[.C102]/[.G102]" office:value-type="float" office:value="0.0119095060190951" calcext:value-type="float">
            <text:p>0,011909506</text:p>
          </table:table-cell>
          <table:table-cell/>
          <table:table-cell office:value-type="float" office:value="375442" calcext:value-type="float">
            <text:p>375442</text:p>
          </table:table-cell>
          <table:table-cell table:formula="of:=[.M102]/[.G102]" office:value-type="float" office:value="0.779248650892487" calcext:value-type="float">
            <text:p>0,7792486509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C104]-72" office:value-type="float" office:value="5810" calcext:value-type="float">
            <text:p>5810</text:p>
          </table:table-cell>
          <table:table-cell/>
          <table:table-cell table:formula="of:=[.E104]-118" office:value-type="float" office:value="7726" calcext:value-type="float">
            <text:p>7726</text:p>
          </table:table-cell>
          <table:table-cell office:value-type="float" office:value="48" calcext:value-type="float">
            <text:p>48</text:p>
          </table:table-cell>
          <table:table-cell office:value-type="float" office:value="502877" calcext:value-type="float">
            <text:p>502877</text:p>
          </table:table-cell>
          <table:table-cell table:number-columns-repeated="3"/>
          <table:table-cell table:formula="of:=[.C103]/[.G103]" office:value-type="float" office:value="0.0115535210399362" calcext:value-type="float">
            <text:p>0,011553521</text:p>
          </table:table-cell>
          <table:table-cell/>
          <table:table-cell office:value-type="float" office:value="377893" calcext:value-type="float">
            <text:p>377893</text:p>
          </table:table-cell>
          <table:table-cell table:formula="of:=[.M103]/[.G103]" office:value-type="float" office:value="0.751462087150536" calcext:value-type="float">
            <text:p>0,751462087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882" calcext:value-type="float">
            <text:p>5882</text:p>
          </table:table-cell>
          <table:table-cell/>
          <table:table-cell office:value-type="float" office:value="7844" calcext:value-type="float">
            <text:p>7844</text:p>
          </table:table-cell>
          <table:table-cell office:value-type="float" office:value="49" calcext:value-type="float">
            <text:p>49</text:p>
          </table:table-cell>
          <table:table-cell office:value-type="float" office:value="507287" calcext:value-type="float">
            <text:p>507287</text:p>
          </table:table-cell>
          <table:table-cell table:number-columns-repeated="3"/>
          <table:table-cell table:formula="of:=[.C104]/[.G104]" office:value-type="float" office:value="0.0115950142621435" calcext:value-type="float">
            <text:p>0,0115950143</text:p>
          </table:table-cell>
          <table:table-cell/>
          <table:table-cell office:value-type="float" office:value="449452" calcext:value-type="float">
            <text:p>449452</text:p>
          </table:table-cell>
          <table:table-cell table:formula="of:=[.M104]/[.G104]" office:value-type="float" office:value="0.885991559018859" calcext:value-type="float">
            <text:p>0,885991559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5"/>
          <table:table-cell table:formula="of:=7844-2100" office:value-type="float" office:value="5744" calcext:value-type="float">
            <text:p>5744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[.F108]/49" office:value-type="float" office:value="117.224489795918" calcext:value-type="float">
            <text:p>117,224489795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so con N fijo y p movil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8008" calcext:value-type="float">
            <text:p>248008</text:p>
          </table:table-cell>
          <table:table-cell office:value-type="float" office:value="341624" calcext:value-type="float">
            <text:p>341624</text:p>
          </table:table-cell>
          <table:table-cell table:formula="of:=[.D112]+[.F112]*-2" office:value-type="float" office:value="154392" calcext:value-type="float">
            <text:p>154392</text:p>
          </table:table-cell>
          <table:table-cell table:formula="of:=[.D112]-[.C112]" office:value-type="float" office:value="93616" calcext:value-type="float">
            <text:p>936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54869" calcext:value-type="float">
            <text:p>254869</text:p>
          </table:table-cell>
          <table:table-cell office:value-type="float" office:value="331820" calcext:value-type="float">
            <text:p>331820</text:p>
          </table:table-cell>
          <table:table-cell table:formula="of:=[.D113]+[.F113]*-2" office:value-type="float" office:value="177918" calcext:value-type="float">
            <text:p>177918</text:p>
          </table:table-cell>
          <table:table-cell table:formula="of:=[.D113]-[.C113]" office:value-type="float" office:value="76951" calcext:value-type="float">
            <text:p>769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84767" calcext:value-type="float">
            <text:p>284767</text:p>
          </table:table-cell>
          <table:table-cell office:value-type="float" office:value="367600" calcext:value-type="float">
            <text:p>367600</text:p>
          </table:table-cell>
          <table:table-cell table:formula="of:=[.D114]+[.F114]*-2" office:value-type="float" office:value="201934" calcext:value-type="float">
            <text:p>201934</text:p>
          </table:table-cell>
          <table:table-cell table:formula="of:=[.D114]-[.C114]" office:value-type="float" office:value="82833" calcext:value-type="float">
            <text:p>828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04863" calcext:value-type="float">
            <text:p>304863</text:p>
          </table:table-cell>
          <table:table-cell office:value-type="float" office:value="383774" calcext:value-type="float">
            <text:p>383774</text:p>
          </table:table-cell>
          <table:table-cell table:formula="of:=[.D115]+[.F115]*-2" office:value-type="float" office:value="225952" calcext:value-type="float">
            <text:p>225952</text:p>
          </table:table-cell>
          <table:table-cell table:formula="of:=[.D115]-[.C115]" office:value-type="float" office:value="78911" calcext:value-type="float">
            <text:p>789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14175" calcext:value-type="float">
            <text:p>314175</text:p>
          </table:table-cell>
          <table:table-cell office:value-type="float" office:value="395537" calcext:value-type="float">
            <text:p>395537</text:p>
          </table:table-cell>
          <table:table-cell table:formula="of:=[.D116]+[.F116]*-2" office:value-type="float" office:value="232813" calcext:value-type="float">
            <text:p>232813</text:p>
          </table:table-cell>
          <table:table-cell table:formula="of:=[.D116]-[.C116]" office:value-type="float" office:value="81362" calcext:value-type="float">
            <text:p>813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36231" calcext:value-type="float">
            <text:p>336231</text:p>
          </table:table-cell>
          <table:table-cell office:value-type="float" office:value="398968" calcext:value-type="float">
            <text:p>398968</text:p>
          </table:table-cell>
          <table:table-cell table:formula="of:=[.D117]+[.F117]*-2" office:value-type="float" office:value="273494" calcext:value-type="float">
            <text:p>273494</text:p>
          </table:table-cell>
          <table:table-cell table:formula="of:=[.D117]-[.C117]" office:value-type="float" office:value="62737" calcext:value-type="float">
            <text:p>627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45543" calcext:value-type="float">
            <text:p>345543</text:p>
          </table:table-cell>
          <table:table-cell office:value-type="float" office:value="393575" calcext:value-type="float">
            <text:p>393575</text:p>
          </table:table-cell>
          <table:table-cell table:formula="of:=[.D118]+[.F118]*-2" office:value-type="float" office:value="297511" calcext:value-type="float">
            <text:p>297511</text:p>
          </table:table-cell>
          <table:table-cell table:formula="of:=[.D118]-[.C118]" office:value-type="float" office:value="48032" calcext:value-type="float">
            <text:p>4803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46524" calcext:value-type="float">
            <text:p>346524</text:p>
          </table:table-cell>
          <table:table-cell office:value-type="float" office:value="371520" calcext:value-type="float">
            <text:p>371520</text:p>
          </table:table-cell>
          <table:table-cell table:formula="of:=[.D119]+[.F119]*-2" office:value-type="float" office:value="321528" calcext:value-type="float">
            <text:p>321528</text:p>
          </table:table-cell>
          <table:table-cell table:formula="of:=[.D119]-[.C119]" office:value-type="float" office:value="24996" calcext:value-type="float">
            <text:p>249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67599" calcext:value-type="float">
            <text:p>367599</text:p>
          </table:table-cell>
          <table:table-cell office:value-type="float" office:value="390144" calcext:value-type="float">
            <text:p>390144</text:p>
          </table:table-cell>
          <table:table-cell table:formula="of:=[.D120]+[.F120]*-2" office:value-type="float" office:value="345054" calcext:value-type="float">
            <text:p>345054</text:p>
          </table:table-cell>
          <table:table-cell table:formula="of:=[.D120]-[.C120]" office:value-type="float" office:value="22545" calcext:value-type="float">
            <text:p>225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69561" calcext:value-type="float">
            <text:p>369561</text:p>
          </table:table-cell>
          <table:table-cell office:value-type="float" office:value="370052" calcext:value-type="float">
            <text:p>370052</text:p>
          </table:table-cell>
          <table:table-cell table:formula="of:=[.D121]+[.F121]*-2" office:value-type="float" office:value="369070" calcext:value-type="float">
            <text:p>369070</text:p>
          </table:table-cell>
          <table:table-cell table:formula="of:=[.D121]-[.C121]" office:value-type="float" office:value="491" calcext:value-type="float">
            <text:p>49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6320" calcext:value-type="float">
            <text:p>406320</text:p>
          </table:table-cell>
          <table:table-cell office:value-type="float" office:value="442099" calcext:value-type="float">
            <text:p>442099</text:p>
          </table:table-cell>
          <table:table-cell table:formula="of:=[.D122]+[.F122]*-2" office:value-type="float" office:value="370541" calcext:value-type="float">
            <text:p>370541</text:p>
          </table:table-cell>
          <table:table-cell table:formula="of:=[.D122]-[.C122]" office:value-type="float" office:value="35779" calcext:value-type="float">
            <text:p>357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8160" calcext:value-type="float">
            <text:p>588160</text:p>
          </table:table-cell>
          <table:table-cell office:value-type="float" office:value="759217" calcext:value-type="float">
            <text:p>759217</text:p>
          </table:table-cell>
          <table:table-cell table:formula="of:=[.D123]+[.F123]*-2" office:value-type="float" office:value="417103" calcext:value-type="float">
            <text:p>417103</text:p>
          </table:table-cell>
          <table:table-cell table:formula="of:=[.D123]-[.C123]" office:value-type="float" office:value="171057" calcext:value-type="float">
            <text:p>1710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94531" calcext:value-type="float">
            <text:p>594531</text:p>
          </table:table-cell>
          <table:table-cell office:value-type="float" office:value="759706" calcext:value-type="float">
            <text:p>759706</text:p>
          </table:table-cell>
          <table:table-cell table:formula="of:=[.D124]+[.F124]*-2" office:value-type="float" office:value="429356" calcext:value-type="float">
            <text:p>429356</text:p>
          </table:table-cell>
          <table:table-cell table:formula="of:=[.D124]-[.C124]" office:value-type="float" office:value="165175" calcext:value-type="float">
            <text:p>1651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03353" calcext:value-type="float">
            <text:p>603353</text:p>
          </table:table-cell>
          <table:table-cell office:value-type="float" office:value="742060" calcext:value-type="float">
            <text:p>742060</text:p>
          </table:table-cell>
          <table:table-cell table:formula="of:=[.D125]+[.F125]*-2" office:value-type="float" office:value="464646" calcext:value-type="float">
            <text:p>464646</text:p>
          </table:table-cell>
          <table:table-cell table:formula="of:=[.D125]-[.C125]" office:value-type="float" office:value="138707" calcext:value-type="float">
            <text:p>1387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51387" calcext:value-type="float">
            <text:p>651387</text:p>
          </table:table-cell>
          <table:table-cell office:value-type="float" office:value="814602" calcext:value-type="float">
            <text:p>814602</text:p>
          </table:table-cell>
          <table:table-cell table:formula="of:=[.D126]+[.F126]*-2" office:value-type="float" office:value="488172" calcext:value-type="float">
            <text:p>488172</text:p>
          </table:table-cell>
          <table:table-cell table:formula="of:=[.D126]-[.C126]" office:value-type="float" office:value="163215" calcext:value-type="float">
            <text:p>1632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95498" calcext:value-type="float">
            <text:p>695498</text:p>
          </table:table-cell>
          <table:table-cell office:value-type="float" office:value="878808" calcext:value-type="float">
            <text:p>878808</text:p>
          </table:table-cell>
          <table:table-cell table:formula="of:=[.D127]+[.F127]*-2" office:value-type="float" office:value="512188" calcext:value-type="float">
            <text:p>512188</text:p>
          </table:table-cell>
          <table:table-cell table:formula="of:=[.D127]-[.C127]" office:value-type="float" office:value="183310" calcext:value-type="float">
            <text:p>1833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05791" calcext:value-type="float">
            <text:p>705791</text:p>
          </table:table-cell>
          <table:table-cell office:value-type="float" office:value="870965" calcext:value-type="float">
            <text:p>870965</text:p>
          </table:table-cell>
          <table:table-cell table:formula="of:=[.D128]+[.F128]*-2" office:value-type="float" office:value="540617" calcext:value-type="float">
            <text:p>540617</text:p>
          </table:table-cell>
          <table:table-cell table:formula="of:=[.D128]-[.C128]" office:value-type="float" office:value="165174" calcext:value-type="float">
            <text:p>1651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719515" calcext:value-type="float">
            <text:p>719515</text:p>
          </table:table-cell>
          <table:table-cell office:value-type="float" office:value="878808" calcext:value-type="float">
            <text:p>878808</text:p>
          </table:table-cell>
          <table:table-cell table:formula="of:=[.D129]+[.F129]*-2" office:value-type="float" office:value="560222" calcext:value-type="float">
            <text:p>560222</text:p>
          </table:table-cell>
          <table:table-cell table:formula="of:=[.D129]-[.C129]" office:value-type="float" office:value="159293" calcext:value-type="float">
            <text:p>1592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20986" calcext:value-type="float">
            <text:p>720986</text:p>
          </table:table-cell>
          <table:table-cell office:value-type="float" office:value="844010" calcext:value-type="float">
            <text:p>844010</text:p>
          </table:table-cell>
          <table:table-cell table:formula="of:=[.D130]+[.F130]*-2" office:value-type="float" office:value="597962" calcext:value-type="float">
            <text:p>597962</text:p>
          </table:table-cell>
          <table:table-cell table:formula="of:=[.D130]-[.C130]" office:value-type="float" office:value="123024" calcext:value-type="float">
            <text:p>123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758725" calcext:value-type="float">
            <text:p>758725</text:p>
          </table:table-cell>
          <table:table-cell office:value-type="float" office:value="909686" calcext:value-type="float">
            <text:p>909686</text:p>
          </table:table-cell>
          <table:table-cell table:formula="of:=[.D131]+[.F131]*-2" office:value-type="float" office:value="607764" calcext:value-type="float">
            <text:p>607764</text:p>
          </table:table-cell>
          <table:table-cell table:formula="of:=[.D131]-[.C131]" office:value-type="float" office:value="150961" calcext:value-type="float">
            <text:p>1509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767548" calcext:value-type="float">
            <text:p>767548</text:p>
          </table:table-cell>
          <table:table-cell office:value-type="float" office:value="920959" calcext:value-type="float">
            <text:p>920959</text:p>
          </table:table-cell>
          <table:table-cell table:formula="of:=[.D132]+[.F132]*-2" office:value-type="float" office:value="614137" calcext:value-type="float">
            <text:p>614137</text:p>
          </table:table-cell>
          <table:table-cell table:formula="of:=[.D132]-[.C132]" office:value-type="float" office:value="153411" calcext:value-type="float">
            <text:p>1534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778331" calcext:value-type="float">
            <text:p>778331</text:p>
          </table:table-cell>
          <table:table-cell office:value-type="float" office:value="910177" calcext:value-type="float">
            <text:p>910177</text:p>
          </table:table-cell>
          <table:table-cell table:formula="of:=[.D133]+[.F133]*-2" office:value-type="float" office:value="646485" calcext:value-type="float">
            <text:p>646485</text:p>
          </table:table-cell>
          <table:table-cell table:formula="of:=[.D133]-[.C133]" office:value-type="float" office:value="131846" calcext:value-type="float">
            <text:p>1318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784213" calcext:value-type="float">
            <text:p>784213</text:p>
          </table:table-cell>
          <table:table-cell office:value-type="float" office:value="898905" calcext:value-type="float">
            <text:p>898905</text:p>
          </table:table-cell>
          <table:table-cell table:formula="of:=[.D134]+[.F134]*-2" office:value-type="float" office:value="669521" calcext:value-type="float">
            <text:p>669521</text:p>
          </table:table-cell>
          <table:table-cell table:formula="of:=[.D134]-[.C134]" office:value-type="float" office:value="114692" calcext:value-type="float">
            <text:p>1146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798426" calcext:value-type="float">
            <text:p>798426</text:p>
          </table:table-cell>
          <table:table-cell office:value-type="float" office:value="869985" calcext:value-type="float">
            <text:p>869985</text:p>
          </table:table-cell>
          <table:table-cell table:formula="of:=[.D135]+[.F135]*-2" office:value-type="float" office:value="726867" calcext:value-type="float">
            <text:p>726867</text:p>
          </table:table-cell>
          <table:table-cell table:formula="of:=[.D135]-[.C135]" office:value-type="float" office:value="71559" calcext:value-type="float">
            <text:p>715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800878" calcext:value-type="float">
            <text:p>800878</text:p>
          </table:table-cell>
          <table:table-cell office:value-type="float" office:value="843521" calcext:value-type="float">
            <text:p>843521</text:p>
          </table:table-cell>
          <table:table-cell table:formula="of:=[.D136]+[.F136]*-2" office:value-type="float" office:value="758235" calcext:value-type="float">
            <text:p>758235</text:p>
          </table:table-cell>
          <table:table-cell table:formula="of:=[.D136]-[.C136]" office:value-type="float" office:value="42643" calcext:value-type="float">
            <text:p>426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808719" calcext:value-type="float">
            <text:p>808719</text:p>
          </table:table-cell>
          <table:table-cell office:value-type="float" office:value="852340" calcext:value-type="float">
            <text:p>852340</text:p>
          </table:table-cell>
          <table:table-cell table:formula="of:=[.D137]+[.F137]*-2" office:value-type="float" office:value="765098" calcext:value-type="float">
            <text:p>765098</text:p>
          </table:table-cell>
          <table:table-cell table:formula="of:=[.D137]-[.C137]" office:value-type="float" office:value="43621" calcext:value-type="float">
            <text:p>436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814601" calcext:value-type="float">
            <text:p>814601</text:p>
          </table:table-cell>
          <table:table-cell office:value-type="float" office:value="816561" calcext:value-type="float">
            <text:p>816561</text:p>
          </table:table-cell>
          <table:table-cell table:formula="of:=[.D138]+[.F138]*-2" office:value-type="float" office:value="812641" calcext:value-type="float">
            <text:p>812641</text:p>
          </table:table-cell>
          <table:table-cell table:formula="of:=[.D138]-[.C138]" office:value-type="float" office:value="1960" calcext:value-type="float">
            <text:p>196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829795" calcext:value-type="float">
            <text:p>829795</text:p>
          </table:table-cell>
          <table:table-cell office:value-type="float" office:value="842048" calcext:value-type="float">
            <text:p>842048</text:p>
          </table:table-cell>
          <table:table-cell table:formula="of:=[.D139]+[.F139]*-2" office:value-type="float" office:value="817542" calcext:value-type="float">
            <text:p>817542</text:p>
          </table:table-cell>
          <table:table-cell table:formula="of:=[.D139]-[.C139]" office:value-type="float" office:value="12253" calcext:value-type="float">
            <text:p>122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829795" calcext:value-type="float">
            <text:p>829795</text:p>
          </table:table-cell>
          <table:table-cell office:value-type="float" office:value="837146" calcext:value-type="float">
            <text:p>837146</text:p>
          </table:table-cell>
          <table:table-cell table:formula="of:=[.D140]+[.F140]*-2" office:value-type="float" office:value="822444" calcext:value-type="float">
            <text:p>822444</text:p>
          </table:table-cell>
          <table:table-cell table:formula="of:=[.D140]-[.C140]" office:value-type="float" office:value="7351" calcext:value-type="float">
            <text:p>73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834206" calcext:value-type="float">
            <text:p>834206</text:p>
          </table:table-cell>
          <table:table-cell office:value-type="float" office:value="838127" calcext:value-type="float">
            <text:p>838127</text:p>
          </table:table-cell>
          <table:table-cell/>
          <table:table-cell table:formula="of:=[.D141]-[.C141]" office:value-type="float" office:value="3921" calcext:value-type="float">
            <text:p>39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837147" calcext:value-type="float">
            <text:p>837147</text:p>
          </table:table-cell>
          <table:table-cell office:value-type="float" office:value="918019" calcext:value-type="float">
            <text:p>918019</text:p>
          </table:table-cell>
          <table:table-cell/>
          <table:table-cell table:formula="of:=[.D142]-[.C142]" office:value-type="float" office:value="80872" calcext:value-type="float">
            <text:p>808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837147" calcext:value-type="float">
            <text:p>837147</text:p>
          </table:table-cell>
          <table:table-cell office:value-type="float" office:value="935664" calcext:value-type="float">
            <text:p>935664</text:p>
          </table:table-cell>
          <table:table-cell/>
          <table:table-cell table:formula="of:=[.D143]-[.C143]" office:value-type="float" office:value="98517" calcext:value-type="float">
            <text:p>985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840578" calcext:value-type="float">
            <text:p>840578</text:p>
          </table:table-cell>
          <table:table-cell office:value-type="float" office:value="942035" calcext:value-type="float">
            <text:p>942035</text:p>
          </table:table-cell>
          <table:table-cell/>
          <table:table-cell table:formula="of:=[.D144]-[.C144]" office:value-type="float" office:value="101457" calcext:value-type="float">
            <text:p>1014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846460" calcext:value-type="float">
            <text:p>846460</text:p>
          </table:table-cell>
          <table:table-cell office:value-type="float" office:value="966052" calcext:value-type="float">
            <text:p>966052</text:p>
          </table:table-cell>
          <table:table-cell/>
          <table:table-cell table:formula="of:=[.D145]-[.C145]" office:value-type="float" office:value="119592" calcext:value-type="float">
            <text:p>1195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847440" calcext:value-type="float">
            <text:p>847440</text:p>
          </table:table-cell>
          <table:table-cell office:value-type="float" office:value="1027809" calcext:value-type="float">
            <text:p>1027809</text:p>
          </table:table-cell>
          <table:table-cell/>
          <table:table-cell table:formula="of:=[.D146]-[.C146]" office:value-type="float" office:value="180369" calcext:value-type="float">
            <text:p>1803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848911" calcext:value-type="float">
            <text:p>848911</text:p>
          </table:table-cell>
          <table:table-cell office:value-type="float" office:value="1035651" calcext:value-type="float">
            <text:p>103565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849891" calcext:value-type="float">
            <text:p>849891</text:p>
          </table:table-cell>
          <table:table-cell office:value-type="float" office:value="1037121" calcext:value-type="float">
            <text:p>103712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854302" calcext:value-type="float">
            <text:p>854302</text:p>
          </table:table-cell>
          <table:table-cell office:value-type="float" office:value="1074862" calcext:value-type="float">
            <text:p>107486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863124" calcext:value-type="float">
            <text:p>863124</text:p>
          </table:table-cell>
          <table:table-cell office:value-type="float" office:value="1108680" calcext:value-type="float">
            <text:p>11086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864594" calcext:value-type="float">
            <text:p>864594</text:p>
          </table:table-cell>
          <table:table-cell office:value-type="float" office:value="1132697" calcext:value-type="float">
            <text:p>113269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869495" calcext:value-type="float">
            <text:p>869495</text:p>
          </table:table-cell>
          <table:table-cell office:value-type="float" office:value="1138089" calcext:value-type="float">
            <text:p>11380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875868" calcext:value-type="float">
            <text:p>875868</text:p>
          </table:table-cell>
          <table:table-cell office:value-type="float" office:value="1158674" calcext:value-type="float">
            <text:p>115867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889101" calcext:value-type="float">
            <text:p>889101</text:p>
          </table:table-cell>
          <table:table-cell office:value-type="float" office:value="1214550" calcext:value-type="float">
            <text:p>121455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891552" calcext:value-type="float">
            <text:p>891552</text:p>
          </table:table-cell>
          <table:table-cell office:value-type="float" office:value="2925114" calcext:value-type="float">
            <text:p>292511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979776" calcext:value-type="float">
            <text:p>979776</text:p>
          </table:table-cell>
          <table:table-cell office:value-type="float" office:value="4373946" calcext:value-type="float">
            <text:p>4373946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Hoja1.D112:Hoja1.D1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01:09:22.0812421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00:33:53.257780942</meta:creation-date>
    <dc:date>2016-10-07T03:30:42.383212743</dc:date>
    <meta:editing-duration>P1DT5H7M35S</meta:editing-duration>
    <meta:editing-cycles>6</meta:editing-cycles>
    <meta:generator>LibreOffice/4.2.8.2$Linux_x86 LibreOffice_project/420m0$Build-2</meta:generator>
    <meta:document-statistic meta:table-count="1" meta:cell-count="989" meta:object-count="0"/>
  </office:meta>
</office:document-meta>
</file>